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Rubik" fo:font-size="15pt" style:font-size-asian="15pt" style:font-size-complex="15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ubik" fo:font-size="15pt" officeooo:rsid="0003d5f9" officeooo:paragraph-rsid="0003d5f9" style:font-size-asian="15pt" style:font-size-complex="15pt"/>
    </style:style>
    <style:style style:name="P3" style:family="paragraph" style:parent-style-name="Standard">
      <style:paragraph-properties style:line-height-at-least="0.503cm"/>
      <style:text-properties style:font-name="Rubik" fo:font-size="15pt" officeooo:rsid="0003d5f9" style:font-size-asian="15pt" style:font-size-complex="15pt"/>
    </style:style>
    <style:style style:name="P4" style:family="paragraph" style:parent-style-name="Standard">
      <style:paragraph-properties style:line-height-at-least="0.503cm"/>
      <style:text-properties style:font-name="Consolas" fo:font-size="10.5pt"/>
    </style:style>
    <style:style style:name="P5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7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a9955" loext:opacity="100%" style:font-name="Consolas" fo:font-size="10.5pt" fo:font-weight="normal" officeooo:rsid="0003d5f9" officeooo:paragraph-rsid="0003d5f9" fo:background-color="#1e1e1e" style:font-size-asian="15pt" style:font-size-complex="15pt"/>
    </style:style>
    <style:style style:name="P9" style:family="paragraph" style:parent-style-name="Standard">
      <style:paragraph-properties style:line-height-at-least="0.503cm"/>
      <style:text-properties fo:color="#c586c0" loext:opacity="100%" style:font-name="Consolas" fo:font-size="10.5pt" fo:font-weight="normal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color="#dcdcaa" loext:opacity="100%"/>
    </style:style>
    <style:style style:name="T3" style:family="text">
      <style:text-properties fo:color="#dcdcaa" loext:opacity="100%" style:font-name="Consolas" fo:font-size="10.5pt" fo:font-weight="normal"/>
    </style:style>
    <style:style style:name="T4" style:family="text">
      <style:text-properties fo:color="#dcdcaa" loext:opacity="100%" style:font-name="Consolas" fo:font-size="10.5pt" fo:font-weight="normal" fo:background-color="#1e1e1e" loext:char-shading-value="0"/>
    </style:style>
    <style:style style:name="T5" style:family="text">
      <style:text-properties fo:color="#d4d4d4" loext:opacity="100%" fo:background-color="#1e1e1e" loext:char-shading-value="0"/>
    </style:style>
    <style:style style:name="T6" style:family="text">
      <style:text-properties fo:color="#d4d4d4" loext:opacity="100%" style:font-name="Consolas" fo:font-size="10.5pt" fo:font-weight="normal" fo:background-color="#1e1e1e" loext:char-shading-value="0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fo:color="#ce9178" loext:opacity="100%" style:font-name="Consolas" fo:font-size="10.5pt" fo:font-weight="normal" fo:background-color="#1e1e1e" loext:char-shading-value="0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Consolas" fo:font-size="10.5pt" fo:font-weight="normal"/>
    </style:style>
    <style:style style:name="T12" style:family="text">
      <style:text-properties fo:color="#c586c0" loext:opacity="100%" style:font-name="Consolas" fo:font-size="10.5pt" fo:font-weight="normal" fo:background-color="#1e1e1e" loext:char-shading-value="0"/>
    </style:style>
    <style:style style:name="T13" style:family="text">
      <style:text-properties fo:color="#c586c0" loext:opacity="100%" fo:font-weight="normal" fo:background-color="#1e1e1e" loext:char-shading-value="0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style:font-name="Consolas" fo:font-size="10.5pt" fo:font-weight="normal"/>
    </style:style>
    <style:style style:name="T16" style:family="text">
      <style:text-properties fo:color="#9cdcfe" loext:opacity="100%" style:font-name="Consolas" fo:font-size="10.5pt" fo:font-weight="normal" fo:background-color="#1e1e1e" loext:char-shading-value="0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6a9955" loext:opacity="100%" style:font-name="Consolas" fo:font-size="10.5pt" fo:font-weight="normal" fo:background-color="#1e1e1e" loext:char-shading-value="0"/>
    </style:style>
    <style:style style:name="T19" style:family="text">
      <style:text-properties fo:color="#b5cea8" loext:opacity="100%" style:font-name="Consolas" fo:font-size="10.5pt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s Shell Scripts – Parte II </text:span></text:p>
      <text:p text:style-name="P2">21.</text:p>
      <text:p text:style-name="P8">#!/bin/bash</text:p>
      <text:p text:style-name="P5"><text:span text:style-name="T2">read</text:span> -p <text:span text:style-name="T7">"Introduza un archivo: "</text:span> fich</text:p>
      <text:p text:style-name="P10"/>
      <text:p text:style-name="P5"><text:span text:style-name="T10">if</text:span> [[ -z <text:span text:style-name="T14">$fich</text:span> ]]; <text:span text:style-name="T10">then</text:span></text:p>
      <text:p text:style-name="P6">    <text:span text:style-name="T3">echo</text:span><text:span text:style-name="T17"> </text:span><text:span text:style-name="T8">"No se ha introducido ningun archivo"</text:span></text:p>
      <text:p text:style-name="P6">    <text:span text:style-name="T17">sleep 2</text:span></text:p>
      <text:p text:style-name="P6">    <text:span text:style-name="T3">exit</text:span><text:span text:style-name="T17"> 1</text:span></text:p>
      <text:p text:style-name="P5"><text:span text:style-name="T10">elif</text:span> [[ -e <text:span text:style-name="T14">$fich</text:span> ]]; <text:span text:style-name="T10">then</text:span></text:p>
      <text:p text:style-name="P6">    <text:span text:style-name="T17">rm </text:span><text:span text:style-name="T15">$fich</text:span></text:p>
      <text:p text:style-name="P6">    <text:span text:style-name="T3">echo</text:span><text:span text:style-name="T17"> </text:span><text:span text:style-name="T8">"El fichero </text:span><text:span text:style-name="T15">$fich</text:span><text:span text:style-name="T8"> ha sido eliminado"</text:span></text:p>
      <text:p text:style-name="P5"><text:span text:style-name="T10">else</text:span> </text:p>
      <text:p text:style-name="P6">    <text:span text:style-name="T3">echo</text:span><text:span text:style-name="T17"> </text:span><text:span text:style-name="T8">"El archivo </text:span><text:span text:style-name="T15">$fich</text:span><text:span text:style-name="T8"> no existe"</text:span></text:p>
      <text:p text:style-name="P6">    <text:span text:style-name="T3">exit</text:span><text:span text:style-name="T17"> 0</text:span></text:p>
      <text:p text:style-name="P9">fi</text:p>
      <text:p text:style-name="P3"/>
      <text:p text:style-name="P2">22.</text:p>
      <text:p text:style-name="P8">#!/bin/bash</text:p>
      <text:p text:style-name="P10"><text:span text:style-name="T6">clear</text:span></text:p>
      <text:p text:style-name="P5"><text:span text:style-name="T2">echo</text:span> <text:span text:style-name="T7">"MENU"</text:span></text:p>
      <text:p text:style-name="P5"><text:span text:style-name="T2">echo</text:span> <text:span text:style-name="T7">"--------------------------------------------"</text:span></text:p>
      <text:p text:style-name="P5"><text:span text:style-name="T2">echo</text:span> <text:span text:style-name="T7">"1.    Crear usuario"</text:span></text:p>
      <text:p text:style-name="P5"><text:span text:style-name="T2">echo</text:span> <text:span text:style-name="T7">"2.    Eliminar usuario"</text:span></text:p>
      <text:p text:style-name="P5"><text:span text:style-name="T2">echo</text:span> <text:span text:style-name="T7">"3.    Mostrar la informacion del usuario"</text:span></text:p>
      <text:p text:style-name="P5"><text:span text:style-name="T2">echo</text:span> <text:span text:style-name="T7">"4.    Salir"</text:span></text:p>
      <text:p text:style-name="P5"><text:span text:style-name="T2">echo</text:span> <text:span text:style-name="T7">""</text:span></text:p>
      <text:p text:style-name="P10"><text:span text:style-name="T4">read</text:span><text:span text:style-name="T6"> -p </text:span><text:span text:style-name="T9">"Elige una opción del menú: "</text:span><text:span text:style-name="T6"> respuesta</text:span></text:p>
      <text:p text:style-name="P10"><text:span text:style-name="T12">if</text:span><text:span text:style-name="T6"> [[ -z </text:span><text:span text:style-name="T16">$respuesta</text:span><text:span text:style-name="T6"> ]]; </text:span><text:span text:style-name="T12">then</text:span></text:p>
      <text:p text:style-name="P6">    <text:span text:style-name="T3">echo</text:span><text:span text:style-name="T17"> </text:span><text:span text:style-name="T8">"Error, No se ha introducido una opcion"</text:span></text:p>
      <text:p text:style-name="P6">    <text:span text:style-name="T3">exit</text:span><text:span text:style-name="T17"> 1</text:span></text:p>
      <text:p text:style-name="P9">else</text:p>
      <text:p text:style-name="P6">    <text:span text:style-name="T11">case</text:span><text:span text:style-name="T17"> </text:span><text:span text:style-name="T15">$respuesta</text:span><text:span text:style-name="T17"> </text:span><text:span text:style-name="T11">in</text:span></text:p>
      <text:p text:style-name="P6">        </text:p>
      <text:p text:style-name="P6">    <text:span text:style-name="T17">1) </text:span><text:span text:style-name="T3">read</text:span><text:span text:style-name="T17"> -p </text:span><text:span text:style-name="T8">"Introduza el nombre del usuario: "</text:span><text:span text:style-name="T17"> userN</text:span></text:p>
      <text:p text:style-name="P6">        <text:span text:style-name="T17">adduser </text:span><text:span text:style-name="T15">$userN</text:span></text:p>
      <text:p text:style-name="P10"><text:span text:style-name="T5">        </text:span><text:span text:style-name="T6">;;</text:span></text:p>
      <text:p text:style-name="P6">    <text:span text:style-name="T17">2) </text:span><text:span text:style-name="T3">read</text:span><text:span text:style-name="T17"> -p </text:span><text:span text:style-name="T8">"Introduza el nombre del usuario: "</text:span><text:span text:style-name="T17"> userN</text:span></text:p>
      <text:p text:style-name="P6">        <text:span text:style-name="T17">userdel </text:span><text:span text:style-name="T15">$userN</text:span></text:p>
      <text:p text:style-name="P6">        <text:span text:style-name="T17">;;</text:span></text:p>
      <text:p text:style-name="P6">    <text:span text:style-name="T17">3) </text:span><text:span text:style-name="T3">read</text:span><text:span text:style-name="T17"> -p </text:span><text:span text:style-name="T8">"Introduza el nombre del usuario: "</text:span><text:span text:style-name="T17"> userN</text:span></text:p>
      <text:p text:style-name="P6">        <text:span text:style-name="T17">getent </text:span><text:span text:style-name="T15">$userN</text:span></text:p>
      <text:p text:style-name="P10"><text:span text:style-name="T5">        </text:span><text:span text:style-name="T6">;;</text:span></text:p>
      <text:p text:style-name="P6">    <text:span text:style-name="T17">4|salir|Salir) </text:span><text:span text:style-name="T3">echo</text:span><text:span text:style-name="T17"> </text:span><text:span text:style-name="T8">"Programa finalizado"</text:span></text:p>
      <text:p text:style-name="P6">    <text:span text:style-name="T3">exit</text:span><text:span text:style-name="T17"> 0</text:span></text:p>
      <text:p text:style-name="P10"><text:span text:style-name="T5">        </text:span><text:span text:style-name="T6">;;</text:span></text:p>
      <text:p text:style-name="P6">    <text:span text:style-name="T17">*) </text:span><text:span text:style-name="T3">echo</text:span><text:span text:style-name="T17"> </text:span><text:span text:style-name="T8">"Error, opcion invalida"</text:span></text:p>
      <text:p text:style-name="P6">    <text:span text:style-name="T3">exit</text:span><text:span text:style-name="T17"> 1       </text:span></text:p>
      <text:p text:style-name="P6"> <text:span text:style-name="T11">esac</text:span></text:p>
      <text:p text:style-name="P9">fi</text:p>
      <text:p text:style-name="P2"><text:soft-page-break/>23.</text:p>
      <text:p text:style-name="P8">#!/bin/bash</text:p>
      <text:p text:style-name="P10"><text:span text:style-name="T6">clear</text:span></text:p>
      <text:p text:style-name="P5"><text:span text:style-name="T2">echo</text:span> <text:span text:style-name="T7">"MENU"</text:span></text:p>
      <text:p text:style-name="P5"><text:span text:style-name="T2">echo</text:span> <text:span text:style-name="T7">"--------------------------------------------"</text:span></text:p>
      <text:p text:style-name="P5"><text:span text:style-name="T2">echo</text:span> <text:span text:style-name="T7">"A.    Eliminar fichero"</text:span></text:p>
      <text:p text:style-name="P5"><text:span text:style-name="T2">echo</text:span> <text:span text:style-name="T7">"B.    Eliminar directorio"</text:span></text:p>
      <text:p text:style-name="P5"><text:span text:style-name="T2">echo</text:span> <text:span text:style-name="T7">"C.    Salir"</text:span></text:p>
      <text:p text:style-name="P5"><text:span text:style-name="T2">echo</text:span> <text:span text:style-name="T7">""</text:span></text:p>
      <text:p text:style-name="P10"><text:span text:style-name="T4">read</text:span><text:span text:style-name="T6"> -p </text:span><text:span text:style-name="T9">"Elige una opción del menú: "</text:span><text:span text:style-name="T6"> respuesta</text:span></text:p>
      <text:p text:style-name="P10"><text:span text:style-name="T12">if</text:span><text:span text:style-name="T6"> [[ -z </text:span><text:span text:style-name="T16">$respuesta</text:span><text:span text:style-name="T6"> ]]; </text:span><text:span text:style-name="T12">then</text:span></text:p>
      <text:p text:style-name="P6">    <text:span text:style-name="T3">echo</text:span><text:span text:style-name="T17"> </text:span><text:span text:style-name="T8">"Error, No se ha introducido una opcion"</text:span></text:p>
      <text:p text:style-name="P6">    <text:span text:style-name="T3">exit</text:span><text:span text:style-name="T17"> 1</text:span></text:p>
      <text:p text:style-name="P9">else</text:p>
      <text:p text:style-name="P10"><text:span text:style-name="T5">    </text:span><text:span text:style-name="T12">case</text:span><text:span text:style-name="T6"> </text:span><text:span text:style-name="T16">$respuesta</text:span><text:span text:style-name="T6"> </text:span><text:span text:style-name="T12">in</text:span></text:p>
      <text:p text:style-name="P6">    <text:span text:style-name="T17">A|a) </text:span><text:span text:style-name="T3">read</text:span><text:span text:style-name="T17"> -p </text:span><text:span text:style-name="T8">"Introduza el nombre del fichero: "</text:span><text:span text:style-name="T17"> files</text:span></text:p>
      <text:p text:style-name="P6">        <text:span text:style-name="T17">rm </text:span><text:span text:style-name="T15">$files</text:span></text:p>
      <text:p text:style-name="P10"><text:span text:style-name="T5">        </text:span><text:span text:style-name="T6">;;</text:span></text:p>
      <text:p text:style-name="P6">    <text:span text:style-name="T17">B|b) </text:span><text:span text:style-name="T3">read</text:span><text:span text:style-name="T17"> -p </text:span><text:span text:style-name="T8">"Introduza el nombre del directorio: "</text:span><text:span text:style-name="T17"> direc</text:span></text:p>
      <text:p text:style-name="P6">        <text:span text:style-name="T17">rm -r </text:span><text:span text:style-name="T15">$direc</text:span></text:p>
      <text:p text:style-name="P6">        <text:span text:style-name="T17">;;</text:span></text:p>
      <text:p text:style-name="P6">    <text:span text:style-name="T17">C|c|salir|Salir) </text:span><text:span text:style-name="T3">echo</text:span><text:span text:style-name="T17"> </text:span><text:span text:style-name="T8">"Programa finalizado"</text:span></text:p>
      <text:p text:style-name="P6">    <text:span text:style-name="T3">exit</text:span><text:span text:style-name="T17"> 0</text:span></text:p>
      <text:p text:style-name="P10"><text:span text:style-name="T5">        </text:span><text:span text:style-name="T6">;;</text:span></text:p>
      <text:p text:style-name="P6">    <text:span text:style-name="T17">*) </text:span><text:span text:style-name="T3">echo</text:span><text:span text:style-name="T17"> </text:span><text:span text:style-name="T8">"Error, opcion invalida"</text:span></text:p>
      <text:p text:style-name="P6">    <text:span text:style-name="T3">exit</text:span><text:span text:style-name="T17"> 1       </text:span></text:p>
      <text:p text:style-name="P6"> <text:span text:style-name="T11">esac</text:span></text:p>
      <text:p text:style-name="P9">fi</text:p>
      <text:p text:style-name="P2"/>
      <text:p text:style-name="P2">24.</text:p>
      <text:p text:style-name="P8">#!/bin/bash</text:p>
      <text:p text:style-name="P10"><text:span text:style-name="T6">clear</text:span></text:p>
      <text:p text:style-name="P5"><text:span text:style-name="T2">echo</text:span> <text:span text:style-name="T7">"MENU"</text:span></text:p>
      <text:p text:style-name="P5"><text:span text:style-name="T2">echo</text:span> <text:span text:style-name="T7">"--------------------------------------------"</text:span></text:p>
      <text:p text:style-name="P5"><text:span text:style-name="T2">echo</text:span> <text:span text:style-name="T7">"1.    Crear usuario"</text:span></text:p>
      <text:p text:style-name="P5"><text:span text:style-name="T2">echo</text:span> <text:span text:style-name="T7">"2.    Eliminar usuario"</text:span></text:p>
      <text:p text:style-name="P5"><text:span text:style-name="T2">echo</text:span> <text:span text:style-name="T7">"3.    Mostrar la informacion del usuario"</text:span></text:p>
      <text:p text:style-name="P5"><text:span text:style-name="T2">echo</text:span> <text:span text:style-name="T7">"4.    Salir"</text:span></text:p>
      <text:p text:style-name="P5"><text:span text:style-name="T2">echo</text:span> <text:span text:style-name="T7">""</text:span></text:p>
      <text:p text:style-name="P10"><text:span text:style-name="T4">read</text:span><text:span text:style-name="T6"> -p </text:span><text:span text:style-name="T9">"Elige una opción del menú: "</text:span><text:span text:style-name="T6"> respuesta</text:span></text:p>
      <text:p text:style-name="P10"><text:span text:style-name="T12">if</text:span><text:span text:style-name="T6"> [[ -z </text:span><text:span text:style-name="T16">$respuesta</text:span><text:span text:style-name="T6"> ]]; </text:span><text:span text:style-name="T12">then</text:span></text:p>
      <text:p text:style-name="P6">    <text:span text:style-name="T3">echo</text:span><text:span text:style-name="T17"> </text:span><text:span text:style-name="T8">"Error, No se ha introducido una opcion"</text:span></text:p>
      <text:p text:style-name="P6">    <text:span text:style-name="T3">exit</text:span><text:span text:style-name="T17"> 1</text:span></text:p>
      <text:p text:style-name="P9">else</text:p>
      <text:p text:style-name="P6">    <text:span text:style-name="T11">case</text:span><text:span text:style-name="T17"> </text:span><text:span text:style-name="T15">$respuesta</text:span><text:span text:style-name="T17"> </text:span><text:span text:style-name="T11">in</text:span></text:p>
      <text:p text:style-name="P6">    <text:span text:style-name="T17">1) </text:span><text:span text:style-name="T3">read</text:span><text:span text:style-name="T17"> -p </text:span><text:span text:style-name="T8">"Introduza el nombre del usuario: "</text:span><text:span text:style-name="T17"> userN</text:span></text:p>
      <text:p text:style-name="P6">        <text:span text:style-name="T17">adduser </text:span><text:span text:style-name="T15">$userN</text:span></text:p>
      <text:p text:style-name="P10"><text:span text:style-name="T5">        </text:span><text:span text:style-name="T6">;;</text:span></text:p>
      <text:p text:style-name="P6">    <text:span text:style-name="T17">2) </text:span><text:span text:style-name="T3">read</text:span><text:span text:style-name="T17"> -p </text:span><text:span text:style-name="T8">"Introduza el nombre del usuario: "</text:span><text:span text:style-name="T17"> userN</text:span></text:p>
      <text:p text:style-name="P6">        <text:span text:style-name="T17">userdel </text:span><text:span text:style-name="T15">$userN</text:span></text:p>
      <text:p text:style-name="P6"><text:soft-page-break/>        <text:span text:style-name="T17">;;</text:span></text:p>
      <text:p text:style-name="P6">    <text:span text:style-name="T17">3) </text:span><text:span text:style-name="T3">read</text:span><text:span text:style-name="T17"> -p </text:span><text:span text:style-name="T8">"Introduza el nombre del usuario: "</text:span><text:span text:style-name="T17"> userN</text:span></text:p>
      <text:p text:style-name="P6">        <text:span text:style-name="T17">getent </text:span><text:span text:style-name="T15">$userN</text:span></text:p>
      <text:p text:style-name="P10"><text:span text:style-name="T5">        </text:span><text:span text:style-name="T6">;;</text:span></text:p>
      <text:p text:style-name="P6">    <text:span text:style-name="T17">4|salir|Salir) </text:span><text:span text:style-name="T3">echo</text:span><text:span text:style-name="T17"> </text:span><text:span text:style-name="T8">"Programa finalizado"</text:span></text:p>
      <text:p text:style-name="P6">    <text:span text:style-name="T3">exit</text:span><text:span text:style-name="T17"> 0</text:span></text:p>
      <text:p text:style-name="P10"><text:span text:style-name="T5">        </text:span><text:span text:style-name="T6">;;</text:span></text:p>
      <text:p text:style-name="P6">    <text:span text:style-name="T17">*) </text:span><text:span text:style-name="T3">echo</text:span><text:span text:style-name="T17"> </text:span><text:span text:style-name="T8">"Error, opcion invalida"</text:span></text:p>
      <text:p text:style-name="P6">    <text:span text:style-name="T3">exit</text:span><text:span text:style-name="T17"> 1       </text:span></text:p>
      <text:p text:style-name="P6"> <text:span text:style-name="T11">esac</text:span></text:p>
      <text:p text:style-name="P4"><text:span text:style-name="T13">fi</text:span></text:p>
      <text:p text:style-name="P4"><text:span text:style-name="T13"/></text:p>
      <text:p text:style-name="P2">25.</text:p>
      <text:p text:style-name="P8">#!/bin/bash</text:p>
      <text:p text:style-name="P10"><text:span text:style-name="T6">clear</text:span></text:p>
      <text:p text:style-name="P5"><text:span text:style-name="T2">echo</text:span> <text:span text:style-name="T7">"MENU"</text:span></text:p>
      <text:p text:style-name="P5"><text:span text:style-name="T2">echo</text:span> <text:span text:style-name="T7">"--------------------------------------------"</text:span></text:p>
      <text:p text:style-name="P5"><text:span text:style-name="T2">echo</text:span> <text:span text:style-name="T7">"1.    Ping"</text:span></text:p>
      <text:p text:style-name="P5"><text:span text:style-name="T2">echo</text:span> <text:span text:style-name="T7">"2.    Tracepath"</text:span></text:p>
      <text:p text:style-name="P5"><text:span text:style-name="T2">echo</text:span> <text:span text:style-name="T7">"3.    Nslookup"</text:span></text:p>
      <text:p text:style-name="P5"><text:span text:style-name="T2">echo</text:span> <text:span text:style-name="T7">"4.    Whois"</text:span></text:p>
      <text:p text:style-name="P5"><text:span text:style-name="T2">echo</text:span> <text:span text:style-name="T7">"5.    Salir"</text:span></text:p>
      <text:p text:style-name="P10"><text:span text:style-name="T4">echo</text:span><text:span text:style-name="T6"> </text:span><text:span text:style-name="T9">""</text:span></text:p>
      <text:p text:style-name="P5"><text:span text:style-name="T10">while</text:span> <text:span text:style-name="T2">true</text:span>;</text:p>
      <text:p text:style-name="P9">do</text:p>
      <text:p text:style-name="P10"><text:span text:style-name="T5">    </text:span><text:span text:style-name="T4">read</text:span><text:span text:style-name="T6"> -p </text:span><text:span text:style-name="T9">"Elige una opción del menú: "</text:span><text:span text:style-name="T6"> respuesta</text:span></text:p>
      <text:p text:style-name="P10"><text:span text:style-name="T5">    </text:span><text:span text:style-name="T12">if</text:span><text:span text:style-name="T6"> [[ -z </text:span><text:span text:style-name="T16">$respuesta</text:span><text:span text:style-name="T6"> ]]; </text:span><text:span text:style-name="T12">then</text:span></text:p>
      <text:p text:style-name="P6">        <text:span text:style-name="T3">echo</text:span><text:span text:style-name="T17"> </text:span><text:span text:style-name="T8">"Error, No se ha introducido una opcion"</text:span></text:p>
      <text:p text:style-name="P6">        <text:span text:style-name="T3">exit</text:span><text:span text:style-name="T17"> 1</text:span></text:p>
      <text:p text:style-name="P6">    <text:span text:style-name="T11">else</text:span></text:p>
      <text:p text:style-name="P6">        <text:span text:style-name="T11">case</text:span><text:span text:style-name="T17"> </text:span><text:span text:style-name="T15">$respuesta</text:span><text:span text:style-name="T17"> </text:span><text:span text:style-name="T11">in</text:span></text:p>
      <text:p text:style-name="P6">        <text:span text:style-name="T17">1) ping </text:span><text:span text:style-name="T15">$1</text:span></text:p>
      <text:p text:style-name="P10"><text:span text:style-name="T5">            </text:span><text:span text:style-name="T6">;;</text:span></text:p>
      <text:p text:style-name="P6">        <text:span text:style-name="T17">2) tracepath </text:span><text:span text:style-name="T15">$1</text:span></text:p>
      <text:p text:style-name="P6">            <text:span text:style-name="T17">;;</text:span></text:p>
      <text:p text:style-name="P6">        <text:span text:style-name="T17">3) nslookup </text:span><text:span text:style-name="T15">$1</text:span></text:p>
      <text:p text:style-name="P10"><text:span text:style-name="T5">            </text:span><text:span text:style-name="T6">;;</text:span></text:p>
      <text:p text:style-name="P6">        <text:span text:style-name="T17">4) whois </text:span><text:span text:style-name="T15">$1</text:span></text:p>
      <text:p text:style-name="P10"><text:span text:style-name="T5">            </text:span><text:span text:style-name="T6">;;</text:span></text:p>
      <text:p text:style-name="P6">        <text:span text:style-name="T17">5|salir|Salir) </text:span><text:span text:style-name="T3">echo</text:span><text:span text:style-name="T17"> </text:span><text:span text:style-name="T8">"Programa finalizado"</text:span></text:p>
      <text:p text:style-name="P6">        <text:span text:style-name="T3">exit</text:span><text:span text:style-name="T17"> 0</text:span></text:p>
      <text:p text:style-name="P10"><text:span text:style-name="T5">            </text:span><text:span text:style-name="T6">;;</text:span></text:p>
      <text:p text:style-name="P6">        <text:span text:style-name="T17">*) </text:span><text:span text:style-name="T3">echo</text:span><text:span text:style-name="T17"> </text:span><text:span text:style-name="T8">"Error, opcion invalida"</text:span><text:span text:style-name="T17">       </text:span></text:p>
      <text:p text:style-name="P6">    <text:span text:style-name="T11">esac</text:span></text:p>
      <text:p text:style-name="P6">    <text:span text:style-name="T11">fi</text:span></text:p>
      <text:p text:style-name="P9">done</text:p>
      <text:p text:style-name="P2"/>
      <text:p text:style-name="P2"/>
      <text:p text:style-name="P2"/>
      <text:p text:style-name="P2"/>
      <text:p text:style-name="P2"><text:soft-page-break/>26.</text:p>
      <text:p text:style-name="P8">#!/bin/bash</text:p>
      <text:p text:style-name="P5">a=0</text:p>
      <text:p text:style-name="P5"><text:span text:style-name="T2">read</text:span> -p <text:span text:style-name="T7">"Introduce un numero: "</text:span> num </text:p>
      <text:p text:style-name="P10"/>
      <text:p text:style-name="P5"><text:span text:style-name="T10">while</text:span> [ <text:span text:style-name="T14">$num</text:span> -gt <text:span text:style-name="T14">$a</text:span> ]; <text:span text:style-name="T10">do</text:span></text:p>
      <text:p text:style-name="P6">    <text:span text:style-name="T3">let</text:span><text:span text:style-name="T17"> a=</text:span><text:span text:style-name="T15">$a</text:span><text:span text:style-name="T17">+2</text:span></text:p>
      <text:p text:style-name="P6">    <text:span text:style-name="T3">echo</text:span><text:span text:style-name="T17"> </text:span><text:span text:style-name="T8">"</text:span><text:span text:style-name="T15">$a</text:span><text:span text:style-name="T8">"</text:span></text:p>
      <text:p text:style-name="P10"/>
      <text:p text:style-name="P6">    <text:span text:style-name="T11">if</text:span><text:span text:style-name="T17"> [[ </text:span><text:span text:style-name="T8">$((a</text:span><text:span text:style-name="T17">+</text:span><text:span text:style-name="T19">1</text:span><text:span text:style-name="T8">))</text:span><text:span text:style-name="T17"> -ge </text:span><text:span text:style-name="T15">$num</text:span><text:span text:style-name="T17"> ]]; </text:span><text:span text:style-name="T11">then</text:span><text:span text:style-name="T17"> </text:span></text:p>
      <text:p text:style-name="P6">    <text:span text:style-name="T3">exit</text:span></text:p>
      <text:p text:style-name="P6">    <text:span text:style-name="T11">fi</text:span></text:p>
      <text:p text:style-name="P9">done</text:p>
      <text:p text:style-name="P2"/>
      <text:p text:style-name="P2">27.</text:p>
      <text:p text:style-name="P8">#!/bin/bash</text:p>
      <text:p text:style-name="P10"/>
      <text:p text:style-name="P5"><text:span text:style-name="T2">read</text:span> -p <text:span text:style-name="T7">"Introduce un numero: "</text:span> num </text:p>
      <text:p text:style-name="P10"/>
      <text:p text:style-name="P6">    <text:span text:style-name="T11">while</text:span><text:span text:style-name="T17"> [ </text:span><text:span text:style-name="T15">$num</text:span><text:span text:style-name="T17"> -ne 0 ] ; </text:span><text:span text:style-name="T11">do</text:span></text:p>
      <text:p text:style-name="P6">        <text:span text:style-name="T3">let</text:span><text:span text:style-name="T17"> num=</text:span><text:span text:style-name="T15">$num</text:span><text:span text:style-name="T17">-1</text:span></text:p>
      <text:p text:style-name="P6">        <text:span text:style-name="T3">echo</text:span><text:span text:style-name="T17"> </text:span><text:span text:style-name="T8">"</text:span><text:span text:style-name="T15">$num</text:span><text:span text:style-name="T8">"</text:span></text:p>
      <text:p text:style-name="P6">    <text:span text:style-name="T11">done</text:span></text:p>
      <text:p text:style-name="P2"/>
      <text:p text:style-name="P2">28.</text:p>
      <text:p text:style-name="P7">#!/bin/bash</text:p>
      <text:p text:style-name="P10"/>
      <text:p text:style-name="P5"><text:span text:style-name="T2">read</text:span> -p <text:span text:style-name="T7">"Introduce un numero: "</text:span> num </text:p>
      <text:p text:style-name="P10"/>
      <text:p text:style-name="P5"><text:span text:style-name="T10">if</text:span> [[ ! <text:span text:style-name="T14">$num</text:span> -lt 0 ]] ; <text:span text:style-name="T10">then</text:span></text:p>
      <text:p text:style-name="P10"/>
      <text:p text:style-name="P6">    <text:span text:style-name="T11">while</text:span><text:span text:style-name="T17"> [ </text:span><text:span text:style-name="T15">$num</text:span><text:span text:style-name="T17"> -ne 0 ] ; </text:span><text:span text:style-name="T11">do</text:span></text:p>
      <text:p text:style-name="P6">        <text:span text:style-name="T3">let</text:span><text:span text:style-name="T17"> num=</text:span><text:span text:style-name="T15">$num</text:span><text:span text:style-name="T17">-1</text:span></text:p>
      <text:p text:style-name="P6">        <text:span text:style-name="T3">echo</text:span><text:span text:style-name="T17"> </text:span><text:span text:style-name="T8">"</text:span><text:span text:style-name="T15">$num</text:span><text:span text:style-name="T8">"</text:span></text:p>
      <text:p text:style-name="P6">    <text:span text:style-name="T11">done</text:span></text:p>
      <text:p text:style-name="P9">else</text:p>
      <text:p text:style-name="P6">    </text:p>
      <text:p text:style-name="P6">    <text:span text:style-name="T3">echo</text:span><text:span text:style-name="T17"> </text:span><text:span text:style-name="T8">"Error, el numero introducido es negativo"</text:span></text:p>
      <text:p text:style-name="P9">fi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15:37:49.466000000</meta:creation-date>
    <dc:date>2022-10-11T15:54:54.354000000</dc:date>
    <meta:editing-duration>PT6M4S</meta:editing-duration>
    <meta:editing-cycles>1</meta:editing-cycles>
    <meta:document-statistic meta:table-count="0" meta:image-count="0" meta:object-count="0" meta:page-count="4" meta:paragraph-count="172" meta:word-count="554" meta:character-count="3629" meta:non-whitespace-character-count="2623"/>
    <meta:generator>LibreOffice/7.2.2.2$Windows_X86_64 LibreOffice_project/02b2acce88a210515b4a5bb2e46cbfb63fe97d56</meta:generator>
  </office:meta>
</office:document-meta>
</file>